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3ced0" officeooo:paragraph-rsid="0015b4df"/>
    </style:style>
    <style:style style:name="P2" style:family="paragraph" style:parent-style-name="Standard">
      <style:text-properties officeooo:paragraph-rsid="0015b4df"/>
    </style:style>
    <style:style style:name="P3" style:family="paragraph" style:parent-style-name="Standard">
      <style:text-properties officeooo:paragraph-rsid="0015b4d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olygon (Matic)</text:p>
      <text:p text:style-name="P2"/>
      <text:p text:style-name="P2">LendingPoolAddressesProvider: 0xC66eBF8928ECB79Ae97Aa6515B6108d4C816c2b3</text:p>
      <text:p text:style-name="P2">PermissionManager: 0xa02E02cc19d23c252aCdc6f145cA4e43109b5568</text:p>
      <text:p text:style-name="P2">ReserveLogic: 0xe5fA153299B4Dd174AFC7F3D8F395223e8BbE4Fa</text:p>
      <text:p text:style-name="P2">GenericLogic: 0x9530ff6Bc57862935EedeAef75F41bC7B453CA21</text:p>
      <text:p text:style-name="P2">ValidationLogic: 0xe4B396d99347Bd03b889477F4A70E296611a34Ea</text:p>
      <text:p text:style-name="P2">LendingPoolImpl: 0x78E65A7218ED482C34c7bD4ae5bEd1C3D11Ac2f9</text:p>
      <text:p text:style-name="P2">LendingPool: 0x9cec202492De89A0b1Ac5fa08648993899a017a1</text:p>
      <text:p text:style-name="P2">LendingPoolConfiguratorImpl: 0x0cE3F2A5FE9e233dEC0c2eAfC0ee61527FbD491E</text:p>
      <text:p text:style-name="P2">LendingPoolConfigurator: 0x3272dA9558847E196649294d2405677dAF2b3011</text:p>
      <text:p text:style-name="P2">StableAndVariableTokensHelper: 0xF5d82d244BEcA1FE60aF2D86a0569eD2BA169238</text:p>
      <text:p text:style-name="P2">ATokensAndRatesHelper: 0x45835BBeee1f7a49944Aaa2F348c5eA9F40DD5A6</text:p>
      <text:p text:style-name="P2">AToken: 0x8123a163a68651bBc6625e37357F5DFF55acE8AD</text:p>
      <text:p text:style-name="P2">StableDebtToken: 0x737059ebaFD590c91e3C69ddF6a7f086dE96CddB</text:p>
      <text:p text:style-name="P2">VariableDebtToken: 0x345605D23A8D2cA5154eC3099B0EcfE35F172e23</text:p>
      <text:p text:style-name="P2">AaveOracle: 0xA02cF868DB518823BD6f77FC492e9d8E25D51d3b</text:p>
      <text:p text:style-name="P2">LendingRateOracle: 0xBBA8f0F28c07589d56E70ac88d9D77060614d389</text:p>
      <text:p text:style-name="P2">AaveProtocolDataProvider: 0xa381A7D59a5161aBdD03d0885a1B798dbEF20BbF</text:p>
      <text:p text:style-name="P2">PermissionedWETHGateway: 0x2eA0e97851F086B3175eFec06c88D0bA8e7Af255</text:p>
      <text:p text:style-name="P2">PermissionedStableDebtToken: 0xCa137f8E87a691e791545CA50B2020e20eb02770</text:p>
      <text:p text:style-name="P2">PermissionedVariableDebtToken: 0x8b5AaaCC0a65Ee644ce5FA646085d17b2bE0066d</text:p>
      <text:p text:style-name="P2">aTokenImpl: 0x8123a163a68651bBc6625e37357F5DFF55acE8AD</text:p>
      <text:p text:style-name="P2">DefaultReserveInterestRateStrategy: 0xa47A729489E1d37bF4727D19e8BCc15F915cc999</text:p>
      <text:p text:style-name="P2">rateStrategyStable: 0x8F5A43353358eabeB95c184668dDbe58fe4970D2</text:p>
      <text:p text:style-name="P2">WalletBalanceProvider: 0xE8021913Ea0Ae7b9846f2440b5acFd7848Bd1927</text:p>
      <text:p text:style-name="P2">rateStrategyCAST: 0xa47A729489E1d37bF4727D19e8BCc15F915cc999</text:p>
      <text:p text:style-name="P2">LendingPoolCollateralManagerImpl: 0x1bfa342D62aef9Bb9DEdfCcD6Cfe3ac6865281DF</text:p>
      <text:p text:style-name="P2">LendingPoolCollateralManager: 0x1bfa342D62aef9Bb9DEdfCcD6Cfe3ac6865281DF</text:p>
      <text:p text:style-name="P2">CasinoMarketOracle: 0xBBFc94B5A8Fb508eA13D6212f978BA9D25033e35 </text:p>
      <text:p text:style-name="P2">0x9Ba6164c48Ae47c4838037ee8664786CBae54772</text:p>
      <text:p text:style-name="P2"/>
      <text:p text:style-name="P2">CAST : 0x663c6e8Bd60B3f6A9C5bFee2eb4c9f4C63dDCEF3</text:p>
      <text:p text:style-name="P2"/>
      <text:p text:style-name="P2"/>
      <text:p text:style-name="P2"/>
      <text:p text:style-name="P2">LendingPoolAddressesProvider: 0xc3898dea6D1cC54069E9C1E28681851981A9b3b3</text:p>
      <text:p text:style-name="P2">PermissionManager: 0xACc6AFa9BC08E7af1d720c639cf2eB284e583826</text:p>
      <text:p text:style-name="P2">ReserveLogic: 0xDBf980B0CaE2e53Afe51D18A7401D5a1AdA92e4F</text:p>
      <text:p text:style-name="P2">GenericLogic: 0xE1A9DBc5cC6400d2fb71F2bB4167943B7B97b4CA</text:p>
      <text:p text:style-name="P2">ValidationLogic: 0x1dCB3B0Ef7703Cc8aA453E96bC140EbA45Faf295</text:p>
      <text:p text:style-name="P2">LendingPoolImpl: 0x97B21056fbF97Eb6a4c8aB5f1DA35106B278C8B5</text:p>
      <text:p text:style-name="P2">LendingPool: 0x308eCC99384c8d33739FC3D0d34Bd41821a417d1</text:p>
      <text:p text:style-name="P2">LendingPoolConfiguratorImpl: 0xDB0aFAeBB934c70A2A4e119cb0fd872ed205382e</text:p>
      <text:p text:style-name="P2">LendingPoolConfigurator: 0xD098697ca609880c889dba2c204d525D6A7F4e02</text:p>
      <text:p text:style-name="P2">StableAndVariableTokensHelper: 0xd3Fa407e4f306D4bAA7eA9A13EEb41886Cd91D3f</text:p>
      <text:p text:style-name="P2">ATokensAndRatesHelper: 0xE67572Fdd324cCe10663cdaEc7fE48a77aa8153F</text:p>
      <text:p text:style-name="P2">AToken: 0x232953617b1DB6d2125D18d1BC807B8FF3e17651</text:p>
      <text:p text:style-name="P2">StableDebtToken: 0xe781f64046A1F4A388c59fCb0725D690Bd93B861</text:p>
      <text:p text:style-name="P2">VariableDebtToken: 0x44fe19C314a1762914a47414963E319Af5a2EcC6</text:p>
      <text:p text:style-name="P2">AaveOracle: 0x9048d9B9F3C67d07A67A1cfc69e5b119Fd0f9218</text:p>
      <text:p text:style-name="P2">LendingRateOracle: 0xFcD2800C06De7d3A46E672054fD59Fc1A48F152B</text:p>
      <text:p text:style-name="P2"><text:soft-page-break/>AaveProtocolDataProvider: 0x49a87abEd252d0c83FAAb28EE5f6e472B2B53F82</text:p>
      <text:p text:style-name="P2">PermissionedWETHGateway: 0x65D5Ea512671f0bE2dB5f39F3011f224b7E39Fd1</text:p>
      <text:p text:style-name="P2">PermissionedStableDebtToken: 0xBeA8D17B97732906A59e49967f6B83dCa9E2e38B</text:p>
      <text:p text:style-name="P2">PermissionedVariableDebtToken: 0x6c6c5524C25135EbeC00d8C01f3d284bE66Ca854</text:p>
      <text:p text:style-name="P2">aTokenImpl: 0x232953617b1DB6d2125D18d1BC807B8FF3e17651</text:p>
      <text:p text:style-name="P2">DefaultReserveInterestRateStrategy: 0xad8c4B43c47A6205F8A0f211b4A264bEbD73Bf74</text:p>
      <text:p text:style-name="P2">rateStrategyStable: 0xF9AefC9216807a31DB6640A02CF3A950c423e3D5</text:p>
      <text:p text:style-name="P2">WalletBalanceProvider: 0x32337Fd4A34165E23012863Dc9A384f8E74Df3F1</text:p>
      <text:p text:style-name="P2">UiPoolDataProvider: 0x85bbAc8A687a1F3696E43adB3370E12EECefb017</text:p>
      <text:p text:style-name="P2">rateStrategyCAST: 0xad8c4B43c47A6205F8A0f211b4A264bEbD73Bf74</text:p>
      <text:p text:style-name="P2">LendingPoolCollateralManagerImpl: 0xb6cA14C8344092E596730a154C80dC8Ab79C080e</text:p>
      <text:p text:style-name="P2">LendingPoolCollateralManager: 0xb6cA14C8344092E596730a154C80dC8Ab79C080e</text:p>
      <text:p text:style-name="P2">CasinoMarketOracle: 0xBBFc94B5A8Fb508eA13D6212f978BA9D25033e35</text:p>
      <text:p text:style-name="P2"/>
      <text:p text:style-name="P2"/>
      <text:p text:style-name="P2">LendingPoolAddressesProvider: 0x089F150a888bEdE9BF6aA167a3eb3dC6526aCe18</text:p>
      <text:p text:style-name="P2">PermissionManager: 0xA06230B91Bf384D2bb6695300c8f31bB09314a90</text:p>
      <text:p text:style-name="P2">ReserveLogic: 0x061A3078F084B082031c68Bf6D52CE8558386B5a</text:p>
      <text:p text:style-name="P2">GenericLogic: 0xe9c4B9BCD480C8d850e66dEf78F5a6affa6937dD</text:p>
      <text:p text:style-name="P2">ValidationLogic: 0x9ACCd573FeFB4087dd75F2605e5917253F990c3d</text:p>
      <text:p text:style-name="P2">LendingPoolImpl: 0x639A98d021A2f0E380f2BC7238e2f585215826fd</text:p>
      <text:p text:style-name="P2">LendingPool: 0x233736aA75bAb7363740C54bD81E4d792145bf0a</text:p>
      <text:p text:style-name="P2">LendingPoolConfiguratorImpl: 0x259F847D42d9DE802dC765022f651A9F1DBCa60B</text:p>
      <text:p text:style-name="P2">LendingPoolConfigurator: 0x9d478A8d0992B86D8a973B5B5965d78Aef740da3</text:p>
      <text:p text:style-name="P2">StableAndVariableTokensHelper: 0x06FFC8dA3803771a1F4D77Fd1CcA8EC451923030</text:p>
      <text:p text:style-name="P2">ATokensAndRatesHelper: 0x67C5B85bc6029F1244AaEC742d2D07C9c5777e36</text:p>
      <text:p text:style-name="P2">AToken: 0x9d65bb98843D7126264baea72161c61a1Eb42363</text:p>
      <text:p text:style-name="P2">StableDebtToken: 0xD2dF43AF9226696A9c2447F1eAC06E7d2B2a063F</text:p>
      <text:p text:style-name="P2">VariableDebtToken: 0x464B076c4c2054654BFf37A6d596270900f32bDD</text:p>
      <text:p text:style-name="P2">AaveOracle: 0xb7eE3ae9FB453f4eAb4c55E0CE31b46D1aD5ff1C</text:p>
      <text:p text:style-name="P2">LendingRateOracle: 0x6D89e1432EAA14dB3e0F74d92EBb3F662c3DA413</text:p>
      <text:p text:style-name="P2">AaveProtocolDataProvider: 0x6F60494c3c91DE34e7827Ef48E5209824E4FEa48</text:p>
      <text:p text:style-name="P2">PermissionedWETHGateway: 0xE5f70ACe90fE3C486139dCACc0D0A6710A083EA6</text:p>
      <text:p text:style-name="P2">PermissionedStableDebtToken: 0x54B1f497D19479a19a5189e80AE3598EF1220195</text:p>
      <text:p text:style-name="P2">PermissionedVariableDebtToken: 0x0a235658C913A0F898F7e8611017bbABF6749152</text:p>
      <text:p text:style-name="P2">aTokenImpl: 0x9d65bb98843D7126264baea72161c61a1Eb42363</text:p>
      <text:p text:style-name="P2">DefaultReserveInterestRateStrategy: 0x89E6edCf5A73c5209B24d661B2BBa2f732989c1C</text:p>
      <text:p text:style-name="P2">rateStrategyStable: 0x10fe32Da38e110eC4D4679C2EB3E39393670649d</text:p>
      <text:p text:style-name="P2">WalletBalanceProvider: 0x0C75f277c3751A73939456ec009d3adae683239f</text:p>
      <text:p text:style-name="P2">UiPoolDataProvider: 0x85bbAc8A687a1F3696E43adB3370E12EECefb017</text:p>
      <text:p text:style-name="P2">rateStrategyCAST: 0x89E6edCf5A73c5209B24d661B2BBa2f732989c1C</text:p>
      <text:p text:style-name="P2">LendingPoolCollateralManagerImpl: 0x5B62a81f2C4f44556de1301b59e1a364BCc08B0c</text:p>
      <text:p text:style-name="P2">LendingPoolCollateralManager: 0x5B62a81f2C4f44556de1301b59e1a364BCc08B0c</text:p>
      <text:p text:style-name="P2">CasinoMarketOracle: 0xBBFc94B5A8Fb508eA13D6212f978BA9D25033e35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2T17:20:49.518836339</meta:creation-date>
    <dc:date>2022-04-28T17:59:52.363189107</dc:date>
    <meta:editing-duration>P3DT23H30M57S</meta:editing-duration>
    <meta:editing-cycles>10</meta:editing-cycles>
    <meta:generator>LibreOffice/6.4.7.2$Linux_X86_64 LibreOffice_project/40$Build-2</meta:generator>
    <meta:document-statistic meta:table-count="0" meta:image-count="0" meta:object-count="0" meta:page-count="2" meta:paragraph-count="89" meta:word-count="178" meta:character-count="5593" meta:non-whitespace-character-count="5502"/>
  </office:meta>
</office:document-meta>
</file>